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1" svg:font-family="Arial" style:font-adornments="Regular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  <style:text-properties style:font-name="Arial" officeooo:paragraph-rsid="000bada0"/>
    </style:style>
    <style:style style:name="P2" style:family="paragraph" style:parent-style-name="Heading_20_1">
      <style:text-properties style:font-name="Arial" officeooo:paragraph-rsid="000bada0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Arial" fo:font-size="11pt" officeooo:paragraph-rsid="000bada0" fo:background-color="#ffffff" style:font-name-asian="Helvetica Neue1" style:font-size-asian="11pt" style:font-name-complex="Helvetica Neue1" style:font-size-complex="11pt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Arial" fo:font-size="11pt" officeooo:paragraph-rsid="000bada0" fo:background-color="#ffffff" style:font-name-asian="Helvetica Neue1" style:font-size-asian="11pt" style:font-name-complex="Helvetica Neue1" style:font-size-complex="11pt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Arial" fo:font-size="11pt" officeooo:paragraph-rsid="000bada0" style:font-size-asian="11pt" style:font-size-complex="11pt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Arial" fo:font-size="11pt" officeooo:paragraph-rsid="000bada0" style:font-size-asian="11pt" style:font-size-complex="11pt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Arial" fo:font-size="11pt" officeooo:paragraph-rsid="000bada0" style:font-size-asian="11pt" style:font-size-complex="11pt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Arial" fo:font-size="11pt" officeooo:paragraph-rsid="000bada0" style:font-name-asian="Helvetica Neue1" style:font-size-asian="11pt" style:font-name-complex="Helvetica Neue1" style:font-size-complex="11pt"/>
    </style:style>
    <style:style style:name="P9" style:family="paragraph" style:parent-style-name="Standard">
      <style:paragraph-properties fo:margin-top="0in" fo:margin-bottom="0in" loext:contextual-spacing="false"/>
      <style:text-properties style:font-name="Helvetica Neue" officeooo:rsid="0014694b" officeooo:paragraph-rsid="000bada0" style:font-name-asian="Helvetica Neue1" style:font-name-complex="Helvetica Neue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0bada0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" fo:font-size="11pt" officeooo:paragraph-rsid="000bada0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/>
      <style:text-properties style:font-name="Arial" fo:font-size="11pt" officeooo:paragraph-rsid="000bada0" style:font-name-asian="Helvetica Neue1" style:font-size-asian="11pt" style:font-name-complex="Helvetica Neue1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" fo:font-size="11pt" officeooo:paragraph-rsid="000bada0" style:font-size-asian="11pt" style:font-size-complex="11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" fo:font-size="11pt" officeooo:paragraph-rsid="000bada0" style:font-name-asian="Helvetica Neue1" style:font-size-asian="11pt" style:font-name-complex="Helvetica Neue1" style:font-size-complex="11pt"/>
    </style:style>
    <style:style style:name="P15" style:family="paragraph" style:parent-style-name="Standard">
      <style:paragraph-properties fo:margin-top="0.2083in" fo:margin-bottom="0.111in" loext:contextual-spacing="false" fo:line-height="100%"/>
      <style:text-properties style:font-name="Arial" fo:font-size="11pt" officeooo:paragraph-rsid="000bada0" style:font-name-asian="Helvetica Neue1" style:font-size-asian="11pt" style:font-name-complex="Helvetica Neue1" style:font-size-complex="11pt"/>
    </style:style>
    <style:style style:name="P16" style:family="paragraph" style:parent-style-name="Standard">
      <style:paragraph-properties fo:margin-top="0in" fo:margin-bottom="0.1528in" loext:contextual-spacing="false" fo:line-height="100%"/>
      <style:text-properties fo:color="#000000" style:font-name="Arial" fo:font-size="11pt" officeooo:paragraph-rsid="000bada0" fo:background-color="#ffffff" style:font-name-asian="Helvetica Neue1" style:font-size-asian="11pt" style:font-name-complex="Helvetica Neue1" style:font-size-complex="11pt"/>
    </style:style>
    <style:style style:name="P17" style:family="paragraph" style:parent-style-name="Standard">
      <style:paragraph-properties fo:margin-top="0in" fo:margin-bottom="0.1528in" loext:contextual-spacing="false" fo:line-height="100%"/>
      <style:text-properties style:font-name="Arial" fo:font-size="11pt" officeooo:paragraph-rsid="000bada0" style:font-size-asian="11pt" style:font-size-complex="11pt"/>
    </style:style>
    <style:style style:name="T1" style:family="text">
      <style:text-properties style:font-name="Helvetica Neue" style:font-name-asian="Helvetica Neue1" style:font-name-complex="Helvetica Neue1"/>
    </style:style>
    <style:style style:name="T2" style:family="text">
      <style:text-properties style:font-name="Helvetica Neue" officeooo:rsid="0014694b" style:font-name-asian="Helvetica Neue1" style:font-name-complex="Helvetica Neue1"/>
    </style:style>
    <style:style style:name="T3" style:family="text">
      <style:text-properties style:font-name="Helvetica Neue" fo:background-color="#ffffff" loext:char-shading-value="0" style:font-name-asian="Helvetica Neue1" style:font-name-complex="Helvetica Neue1"/>
    </style:style>
    <style:style style:name="T4" style:family="text">
      <style:text-properties fo:color="#000000" style:font-name="Helvetica Neue" fo:background-color="#ffffff" loext:char-shading-value="0" style:font-name-asian="Helvetica Neue1" style:font-name-complex="Helvetica Neue1"/>
    </style:style>
    <style:style style:name="T5" style:family="text">
      <style:text-properties fo:color="#000000" style:font-name="Helvetica Neue" officeooo:rsid="0014694b" fo:background-color="#ffffff" loext:char-shading-value="0" style:font-name-asian="Helvetica Neue1" style:font-name-complex="Helvetica Neue1"/>
    </style:style>
    <style:style style:name="T6" style:family="text">
      <style:text-properties fo:color="#000000" fo:background-color="#ffffff" loext:char-shading-value="0" style:font-name-asian="Helvetica Neue1" style:font-name-complex="Helvetica Neue1"/>
    </style:style>
    <style:style style:name="T7" style:family="text">
      <style:text-properties fo:color="#000000" officeooo:rsid="0014694b" fo:background-color="#ffffff" loext:char-shading-value="0" style:font-name-asian="Helvetica Neue1" style:font-name-complex="Helvetica Neue1"/>
    </style:style>
    <style:style style:name="T8" style:family="text">
      <style:text-properties fo:color="#1155cc" style:font-name="Helvetica Neue" style:text-underline-style="solid" style:text-underline-width="auto" style:text-underline-color="font-color" style:font-name-asian="Helvetica Neue1" style:font-name-complex="Helvetica Neue1"/>
    </style:style>
    <style:style style:name="T9" style:family="text">
      <style:text-properties fo:color="#1155cc" style:text-underline-style="solid" style:text-underline-width="auto" style:text-underline-color="font-color" style:font-name-asian="Helvetica Neue1" style:font-name-complex="Helvetica Neue1"/>
    </style:style>
    <style:style style:name="T10" style:family="text">
      <style:text-properties fo:color="#1155cc" style:font-name="Arial" style:text-underline-style="solid" style:text-underline-width="auto" style:text-underline-color="font-color" style:font-name-asian="Helvetica Neue1" style:font-name-complex="Helvetica Neue1"/>
    </style:style>
    <style:style style:name="T11" style:family="text">
      <style:text-properties fo:color="#1155cc" style:font-name="Arial" fo:font-size="11pt" style:text-underline-style="solid" style:text-underline-width="auto" style:text-underline-color="font-color" style:font-name-asian="Helvetica Neue1" style:font-size-asian="11pt" style:font-name-complex="Helvetica Neue1" style:font-size-complex="11pt"/>
    </style:style>
    <style:style style:name="T12" style:family="text">
      <style:text-properties fo:color="#1155cc" style:font-name="Arial" fo:font-size="11pt" style:text-underline-style="solid" style:text-underline-width="auto" style:text-underline-color="font-color" style:font-name-asian="Helvetica Neue1" style:font-size-asian="11pt" style:font-name-complex="Helvetica Neue1" style:font-size-complex="11pt"/>
    </style:style>
    <style:style style:name="T13" style:family="text">
      <style:text-properties style:font-name-asian="Helvetica Neue1" style:font-name-complex="Helvetica Neue1"/>
    </style:style>
    <style:style style:name="T14" style:family="text">
      <style:text-properties officeooo:rsid="0014694b" style:font-name-asian="Helvetica Neue1" style:font-name-complex="Helvetica Neue1"/>
    </style:style>
    <style:style style:name="T15" style:family="text">
      <style:text-properties fo:background-color="#ffffff" loext:char-shading-value="0" style:font-name-asian="Helvetica Neue1" style:font-name-complex="Helvetica Neue1"/>
    </style:style>
    <style:style style:name="T16" style:family="text">
      <style:text-properties style:font-name="Arial" style:font-name-asian="Helvetica Neue1" style:font-name-complex="Helvetica Neue1"/>
    </style:style>
    <style:style style:name="T17" style:family="text">
      <style:text-properties style:font-name="Arial" fo:font-size="11pt" style:font-name-asian="Helvetica Neue1" style:font-size-asian="11pt" style:font-name-complex="Helvetica Neue1" style:font-size-complex="11pt"/>
    </style:style>
    <style:style style:name="T18" style:family="text">
      <style:text-properties style:font-name="Arial" fo:font-size="11pt" style:font-name-asian="Helvetica Neue1" style:font-size-asian="11pt" style:font-name-complex="Helvetica Neue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Architect</text:p>
      <text:p text:style-name="P9"/>
      <text:p text:style-name="P11"><text:span text:style-name="T14">Grade: </text:span><text:span text:style-name="T13">A</text:span></text:p>
      <text:p text:style-name="P2">The role</text:p>
      <text:p text:style-name="P12">As a technical architect, you’ll share the responsibility for the digital transformation of government. </text:p>
      <text:p text:style-name="P11"/>
      <text:p text:style-name="P12">You’ll have a vision for government services and communicate this to developers and non-developers alike. </text:p>
      <text:p text:style-name="P11"/>
      <text:p text:style-name="P12">You’ll ensure a project’s overall technical design meets user needs and acceptance criteria, whilst conforming to time and budget constraints. </text:p>
      <text:p text:style-name="P11"/>
      <text:p text:style-name="P12">You’ll thrive using agile methods and enjoy working collaboratively with departments and multidisciplinary teams. </text:p>
      <text:p text:style-name="P11"/>
      <text:p text:style-name="P12">Above all, you’ll want to make government better, which may sometimes involve challenging the status quo.</text:p>
      <text:p text:style-name="P2">Main responsibilities</text:p>
      <text:p text:style-name="P15">As a technical architect, you’ll:</text:p>
      <text:list xml:id="list2120885604396038432" text:style-name="WWNum1">
        <text:list-item>
          <text:p text:style-name="P5"><text:span text:style-name="T6">design technical services or plan system integration</text:span><text:span text:style-name="T13">, </text:span><text:span text:style-name="T6">selecting necessary platforms and technologies to meet project requirements and user needs</text:span></text:p>
        </text:list-item>
        <text:list-item>
          <text:p text:style-name="P3">provide technical leadership and consultancy to both internal and external development teams, ensuring infrastructure is fit for purpose, whilst meeting time and budget restraints</text:p>
        </text:list-item>
        <text:list-item>
          <text:p text:style-name="P3">build and maintain technical roadmaps, looking ahead for future opportunities or blockers and ensuring decisions by development teams align with the strategy</text:p>
        </text:list-item>
        <text:list-item>
          <text:p text:style-name="P8">encourage communication across multiple development teams to identify strategic requirements and dependencies</text:p>
        </text:list-item>
        <text:list-item>
          <text:p text:style-name="P8">help develop services by contributing code, testing technologies and producing rapid prototypes</text:p>
        </text:list-item>
        <text:list-item>
          <text:p text:style-name="P8">be involved in the wider web development community, identifying good practices to adopt and sharing your experiences, eg through blog posts, tech talks at conferences</text:p>
        </text:list-item>
        <text:list-item>
          <text:p text:style-name="P8">enable a positive technical culture, applying agile methods to development and completing quality assurance practices</text:p>
        </text:list-item>
        <text:list-item>
          <text:p text:style-name="P8">mentor developers, setting standards and ensuring delivery targets are met</text:p>
        </text:list-item>
        <text:list-item>
          <text:p text:style-name="P8">advise product managers on the estimated effort and technical implications of current user stories, as well as those in the backlog</text:p>
        </text:list-item>
        <text:list-item>
          <text:p text:style-name="P8">form relationships with external suppliers</text:p>
        </text:list-item>
        <text:list-item>
          <text:p text:style-name="P8">help enable the reuse of patterns, tools, and components across the whole government service landscape</text:p>
        </text:list-item>
      </text:list>
      <text:p text:style-name="P2">Skills and experience</text:p>
      <text:p text:style-name="P16">It’s essential that you have:</text:p>
      <text:list xml:id="list3965625680353263289" text:style-name="WWNum3">
        <text:list-item>
          <text:p text:style-name="P4">experience leading technical teams and delivering user-focused services</text:p>
        </text:list-item>
        <text:list-item>
          <text:p text:style-name="P4">strong software development and application architecture experience, with good knowledge of open source technologies, testing and at least one programming language</text:p>
        </text:list-item>
        <text:list-item>
          <text:p text:style-name="P4"><text:soft-page-break/>ability to adapt quickly to new technologies</text:p>
        </text:list-item>
        <text:list-item>
          <text:p text:style-name="P4">experience scaling online services</text:p>
        </text:list-item>
        <text:list-item>
          <text:p text:style-name="P4">awareness of emerging security issues</text:p>
        </text:list-item>
        <text:list-item>
          <text:p text:style-name="P4">ability to read and understand solution design documentation</text:p>
        </text:list-item>
        <text:list-item>
          <text:p text:style-name="P6"><text:span text:style-name="T6">understanding of how to prioritise work in a fast, customer</text:span><text:span text:style-name="T15">-</text:span><text:span text:style-name="T6">centric environment</text:span></text:p>
        </text:list-item>
        <text:list-item>
          <text:p text:style-name="P4">understanding of agile environments, continual delivery techniques and dev-ops cultures</text:p>
        </text:list-item>
        <text:list-item>
          <text:p text:style-name="P4">understanding of how to influence senior management and communicate with both technical and non-technical audiences</text:p>
          <text:p text:style-name="P4"/>
        </text:list-item>
      </text:list>
      <text:p text:style-name="P17"><text:span text:style-name="T6">It </text:span><text:span text:style-name="T7">i</text:span><text:span text:style-name="T6">s desirable that you have:</text:span></text:p>
      <text:list xml:id="list165653597224099" text:continue-numbering="true" text:style-name="WWNum3">
        <text:list-item>
          <text:p text:style-name="P4">a view of technology as an enabler of great digital services</text:p>
        </text:list-item>
        <text:list-item>
          <text:p text:style-name="P4">an eagerness to influence how digital services are delivered, both at GDS and across government</text:p>
        </text:list-item>
        <text:list-item>
          <text:p text:style-name="P4">an awareness of how to budget in an on-demand environment and an understanding of legal implications </text:p>
        </text:list-item>
        <text:list-item>
          <text:p text:style-name="P4">experience of cloud technologies, enterprise integration tools and extract, transformation and load (ETL) tools</text:p>
        </text:list-item>
        <text:list-item>
          <text:p text:style-name="P4">experience designing and implementing secure systems</text:p>
        </text:list-item>
        <text:list-item>
          <text:p text:style-name="P4">experience mentoring technical staff and managing stakeholders </text:p>
        </text:list-item>
        <text:list-item>
          <text:p text:style-name="P4">experience working in a dynamic organisation with rapidly expanding users and changing requirements</text:p>
        </text:list-item>
        <text:list-item>
          <text:p text:style-name="P4">interest in forming government best practices, standards and policies</text:p>
        </text:list-item>
        <text:list-item>
          <text:p text:style-name="P4">experience initiating projects, participating in workshops to gather user needs and building prototypes</text:p>
        </text:list-item>
        <text:list-item>
          <text:p text:style-name="P4">a willingness to travel to client locations</text:p>
        </text:list-item>
      </text:list>
      <text:p text:style-name="P2">Civil Service Competencies</text:p>
      <text:p text:style-name="P10"><text:span text:style-name="T17">In the Civil Service we use our </text:span><text:a xlink:type="simple" xlink:href="https://www.gov.uk/government/publications/civil-service-competency-framework" text:style-name="Internet_20_link" text:visited-style-name="Visited_20_Internet_20_Link"><text:span text:style-name="T11">Competency Framework</text:span></text:a><text:span text:style-name="T17"> to outline expected behaviours and we will use these as part of our wider assessment during the interview process.</text:span></text:p>
      <text:p text:style-name="P13"/>
      <text:p text:style-name="P14">For this role, the following competencies are the most relevant:</text:p>
      <text:p text:style-name="P13"><text:span text:style-name="T17"/></text:p>
      <text:list xml:id="list649575171052741420" text:style-name="WWNum2">
        <text:list-item>
          <text:p text:style-name="P7">Leading and communicating </text:p>
        </text:list-item>
        <text:list-item>
          <text:p text:style-name="P7">Delivering at pace </text:p>
        </text:list-item>
        <text:list-item>
          <text:p text:style-name="P7">Collaborating and partne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1" svg:font-family="Arial" style:font-adornments="Regular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ListLabel_20_10" style:display-name="ListLabel 10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53:58.606274000</meta:creation-date>
    <meta:editing-cycles>1</meta:editing-cycles>
    <meta:editing-duration>PT2M55S</meta:editing-duration>
    <dc:subject>Generic job description</dc:subject>
    <dc:title>Technical architect Job Description</dc:title>
    <dc:date>2016-12-15T16:56:52.428476000</dc:date>
    <meta:document-statistic meta:table-count="0" meta:image-count="0" meta:object-count="0" meta:page-count="2" meta:paragraph-count="50" meta:word-count="570" meta:character-count="3907" meta:non-whitespace-character-count="3412"/>
    <meta:generator>LibreOffice/5.2.3.3$MacOSX_X86_64 LibreOffice_project/d54a8868f08a7b39642414cf2c8ef2f228f780cf</meta:generator>
  </office:meta>
</office:document-meta>
</file>